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officeooo:paragraph-rsid="00283789" style:font-size-asian="15pt" style:font-size-complex="15pt"/>
    </style:style>
    <style:style style:name="P3" style:family="paragraph" style:parent-style-name="Standard">
      <style:paragraph-properties fo:text-align="start" style:justify-single-word="false"/>
      <style:text-properties fo:font-size="15pt" officeooo:paragraph-rsid="002c5b5f" style:font-size-asian="15pt" style:font-size-complex="15pt"/>
    </style:style>
    <style:style style:name="P4" style:family="paragraph" style:parent-style-name="Standard">
      <style:paragraph-properties fo:text-align="start" style:justify-single-word="false"/>
      <style:text-properties fo:font-size="15pt" officeooo:rsid="0030f570" officeooo:paragraph-rsid="0030f570" style:font-size-asian="15pt" style:font-size-complex="15pt"/>
    </style:style>
    <style:style style:name="P5" style:family="paragraph" style:parent-style-name="Standard">
      <style:paragraph-properties fo:text-align="start" style:justify-single-word="false"/>
      <style:text-properties fo:font-size="15pt" style:text-underline-style="none" fo:font-weight="normal" officeooo:rsid="001b222e"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1b222e" officeooo:paragraph-rsid="0022c88e" style:font-size-asian="15pt" style:font-weight-asian="normal" style:font-size-complex="15pt" style:font-weight-complex="normal"/>
    </style:style>
    <style:style style:name="T1" style:family="text">
      <style:text-properties style:text-underline-style="solid" style:text-underline-width="auto" style:text-underline-color="font-color" fo:font-weight="normal" officeooo:rsid="001782f1" style:font-weight-asian="normal" style:font-weight-complex="normal"/>
    </style:style>
    <style:style style:name="T2" style:family="text">
      <style:text-properties style:text-underline-style="solid" style:text-underline-width="auto" style:text-underline-color="font-color" fo:font-weight="normal" officeooo:rsid="00191edd" style:font-weight-asian="normal" style:font-weight-complex="normal"/>
    </style:style>
    <style:style style:name="T3" style:family="text">
      <style:text-properties style:text-underline-style="solid" style:text-underline-width="auto" style:text-underline-color="font-color" officeooo:rsid="00209383"/>
    </style:style>
    <style:style style:name="T4" style:family="text">
      <style:text-properties style:text-underline-style="solid" style:text-underline-width="auto" style:text-underline-color="font-color" officeooo:rsid="0022ae72"/>
    </style:style>
    <style:style style:name="T5" style:family="text">
      <style:text-properties style:text-underline-style="none" fo:font-weight="normal" officeooo:rsid="001782f1" style:font-weight-asian="normal" style:font-weight-complex="normal"/>
    </style:style>
    <style:style style:name="T6" style:family="text">
      <style:text-properties style:text-underline-style="none" fo:font-weight="normal" officeooo:rsid="00191edd" style:font-weight-asian="normal" style:font-weight-complex="normal"/>
    </style:style>
    <style:style style:name="T7" style:family="text">
      <style:text-properties style:text-underline-style="none" fo:font-weight="normal" officeooo:rsid="0019e2a8" style:font-weight-asian="normal" style:font-weight-complex="normal"/>
    </style:style>
    <style:style style:name="T8" style:family="text">
      <style:text-properties style:text-underline-style="none" fo:font-weight="normal" officeooo:rsid="001b222e" style:font-weight-asian="normal" style:font-weight-complex="normal"/>
    </style:style>
    <style:style style:name="T9" style:family="text">
      <style:text-properties style:text-underline-style="none" fo:font-weight="normal" officeooo:rsid="001f28bf" style:font-weight-asian="normal" style:font-weight-complex="normal"/>
    </style:style>
    <style:style style:name="T10" style:family="text">
      <style:text-properties style:text-underline-style="none" fo:font-weight="normal" officeooo:rsid="0022ae72" style:font-weight-asian="normal" style:font-weight-complex="normal"/>
    </style:style>
    <style:style style:name="T11" style:family="text">
      <style:text-properties style:text-underline-style="none" fo:font-weight="normal" officeooo:rsid="0028782c" style:font-weight-asian="normal" style:font-weight-complex="normal"/>
    </style:style>
    <style:style style:name="T12" style:family="text">
      <style:text-properties style:text-underline-style="none" fo:font-weight="normal" officeooo:rsid="0029d67d" style:font-weight-asian="normal" style:font-weight-complex="normal"/>
    </style:style>
    <style:style style:name="T13" style:family="text">
      <style:text-properties style:text-underline-style="none" fo:font-weight="normal" officeooo:rsid="002b7137" style:font-weight-asian="normal" style:font-weight-complex="normal"/>
    </style:style>
    <style:style style:name="T14" style:family="text">
      <style:text-properties style:text-underline-style="none" fo:font-weight="normal" officeooo:rsid="002c5b5f" style:font-weight-asian="normal" style:font-weight-complex="normal"/>
    </style:style>
    <style:style style:name="T15" style:family="text">
      <style:text-properties style:text-underline-style="none" fo:font-weight="normal" officeooo:rsid="002f7a0a" style:font-weight-asian="normal" style:font-weight-complex="normal"/>
    </style:style>
    <style:style style:name="T16" style:family="text">
      <style:text-properties style:text-underline-style="none" fo:font-weight="normal" officeooo:rsid="002fe749" style:font-weight-asian="normal" style:font-weight-complex="normal"/>
    </style:style>
    <style:style style:name="T17" style:family="text">
      <style:text-properties style:text-underline-style="none" fo:font-weight="normal" officeooo:rsid="0030f57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782f1" style:font-weight-asian="normal" style:font-weight-complex="normal"/>
    </style:style>
    <style:style style:name="T20" style:family="text">
      <style:text-properties fo:font-weight="normal" officeooo:rsid="001d92e1" style:font-weight-asian="normal" style:font-weight-complex="normal"/>
    </style:style>
    <style:style style:name="T21" style:family="text">
      <style:text-properties officeooo:rsid="00209383"/>
    </style:style>
    <style:style style:name="T22" style:family="text">
      <style:text-properties officeooo:rsid="0022ae72"/>
    </style:style>
    <style:style style:name="T23" style:family="text">
      <style:text-properties officeooo:rsid="003290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8"><text:tab/></text:span><text:span text:style-name="T19">L’image du domestique est assez souvent s</text:span><text:span text:style-name="T20">imilaire</text:span><text:span text:style-name="T19"> dans chaque œuvre. Nous utiliserons 3 extraits qui sont l’acte III scène 2 des </text:span><text:span text:style-name="T1">Fourberies de Scapin</text:span><text:span text:style-name="T5">, </text:span><text:span text:style-name="T6">l’acte I scène 2 de </text:span><text:span text:style-name="T2">Dom Juan</text:span><text:span text:style-name="T6"> et l’acte V scène 3 du </text:span><text:span text:style-name="T2">Mariage de Figaro</text:span><text:span text:style-name="T6"> </text:span><text:span text:style-name="T7">pour nous demander </text:span><text:span text:style-name="T8">quelle est l’image du domestique qui se dégage des textes. </text:span><text:span text:style-name="T9">Nous verrons dans une première partie</text:span><text:span text:style-name="T8"> quelles sont ses qualités, </text:span><text:span text:style-name="T9">dans une seconde partie </text:span><text:span text:style-name="T8">quelles sont ses relations avec ses maîtres et </text:span><text:span text:style-name="T9">enfin dans une dernière partie </text:span><text:span text:style-name="T8">à quoi tient sa dimension comique.</text:span></text:p>
      <text:p text:style-name="P5"/>
      <text:p text:style-name="P6"><text:tab/><text:span text:style-name="T21">Le domestique fait preuve de servitude et de bienveillance envers leur maître. C’est le cas dans l’extrait des </text:span><text:span text:style-name="T3">Fourberies de Scapin</text:span><text:span text:style-name="T21">, dans lequel Scapin montre une grande bienveillance envers Géronte : « J’ai une tendresse pour vous qui ne sauroit souffrir que je vous laisse sans secours. ». Il se montre également très serviable : <text:s/>« Je vous chargerai sur mon dos [...] et je vous porterai ainsi au travers de vos ennemis, jusque dans votre maison ». En plus d’être bienveillant, Sganarelle dans l’extrait de </text:span><text:span text:style-name="T4">Dom Juan</text:span><text:span text:style-name="T22"> est attentionné. Il se permet de dire que son maître fait une erreur pour son bien : « Apprenez de moi, qui suis votre valet, que le Ciel punit tôt, ou tard les impies, qu’une méchante vie amène une méchante mort » ; « s’il n’y avait point de mal, mais, Monsieur, se jouer ainsi d’un mystère sacré, et... ».</text:span></text:p>
      <text:p text:style-name="P2"><text:span text:style-name="T10"><text:tab/>Le domestique entretient une relation particulière avec son maître. Scapin semble pris d’une réelle affection pour son maître : «  Je tremble pour vous depuis les pieds jusqu’à la tête » ; «  J’ai une tendresse pour vous ». Du côté de Sganarelle, on dirait qu’il est en position de dominatio</text:span><text:span text:style-name="T17">n</text:span><text:span text:style-name="T10"> à cause de l</text:span><text:span text:style-name="T11">a longueur de ses répliques. Il </text:span><text:span text:style-name="T12">apprécie tout de même son maître et le conseille. Cependant, Figaro a une relation compliquée avec son maître sachant que son maître cherche à exercer son droit sur Suzanne. Figaro cherche donc à prendre le dessus sur le comte : « Non, monsieur le comte, vous ne l’aurez pas… vous ne l’aurez pas. Parce que vous êtes un grand seigneur, vous vous croyez un génie ! »</text:span></text:p>
      <text:p text:style-name="P3"><text:span text:style-name="T12"><text:tab/></text:span><text:span text:style-name="T13">L’image du domestique a une certaine dimension comique. En effet, </text:span><text:span text:style-name="T14">la dernière réplique de Scapin a un côté </text:span><text:span text:style-name="T16">comique </text:span><text:span text:style-name="T14">à cause de son changement de voix </text:span><text:span text:style-name="T15">à certains moments comme celui-ci</text:span><text:span text:style-name="T14">: « Qui, cé fat dé Geronte, cé maraut, cé velître ? ». </text:span><text:span text:style-name="T17">Dans l’extrait du Mariage de Figaro, on retrouve également un effet comique avec son « Journal inutile ».</text:span></text:p>
      <text:p text:style-name="P4"/>
      <text:p text:style-name="P4"><text:tab/>Nous pouvons donc discerner l’image du domestique grâce à ces 3 extraits. Il est souvent bienveillant envers les autres ou même envers son maître mais peut également être contre son maître. Il fait assez souvent preuve d’intelligence. <text:span text:style-name="T23">Il peut même mettre en place une situation comique dans certains cas. Nous pouvons donc dire que l’image du domestique est positive et les qualités du domestique sont mêmes mises en avant.</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00:03:33.681000000</meta:creation-date>
    <dc:date>2020-03-26T01:09:05.716000000</dc:date>
    <meta:editing-duration>PT1H35M53S</meta:editing-duration>
    <meta:editing-cycles>8</meta:editing-cycles>
    <meta:generator>LibreOffice/6.3.4.2$Windows_X86_64 LibreOffice_project/60da17e045e08f1793c57c00ba83cdfce946d0aa</meta:generator>
    <meta:document-statistic meta:table-count="0" meta:image-count="0" meta:object-count="0" meta:page-count="1" meta:paragraph-count="5" meta:word-count="491" meta:character-count="2799" meta:non-whitespace-character-count="2304"/>
  </office:meta>
</office:document-meta>
</file>